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Preformatted_20_Text">
      <style:paragraph-properties fo:margin-top="0cm" fo:margin-bottom="0.499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ТЕХНИЧЕСКОЕ ЗАДАНИЕ НА ДИЗАЙН: СТРАНИЦА РЕЗУЛЬТАТОВ ПОИСКА GRINDSTONE</text:h>
      <text:h text:style-name="Heading_20_2" text:outline-level="2">ОБЩАЯ ИНФОРМАЦИЯ</text:h>
      <text:list xml:id="list932859750" text:style-name="L1">
        <text:list-item>
          <text:p text:style-name="P1"><text:span text:style-name="Strong_20_Emphasis">Назначение:</text:span> Отображение результатов глобального поиска по всем данным приложения</text:p>
        </text:list-item>
        <text:list-item>
          <text:p text:style-name="P1"><text:span text:style-name="Strong_20_Emphasis">Триггер открытия:</text:span> Ввод запроса в глобальное поле поиска (верхняя панель)</text:p>
        </text:list-item>
        <text:list-item>
          <text:p text:style-name="P1"><text:span text:style-name="Strong_20_Emphasis">URL:</text:span> <text:span text:style-name="Source_20_Text">/search?q=[запрос]</text:span></text:p>
        </text:list-item>
        <text:list-item>
          <text:p text:style-name="P1"><text:span text:style-name="Strong_20_Emphasis">Адаптивность:</text:span> Полностью адаптивный интерфейс</text:p>
        </text:list-item>
      </text:list>
      <text:p text:style-name="Horizontal_20_Line"/>
      <text:h text:style-name="Heading_20_2" text:outline-level="2">СТРУКТУРА СТРАНИЦЫ</text:h>
      <text:h text:style-name="Heading_20_3" text:outline-level="3">1. ШАПКА ПОИСКА</text:h>
      <text:list xml:id="list4156651786" text:style-name="L2">
        <text:list-item>
          <text:p text:style-name="P2"><text:span text:style-name="Strong_20_Emphasis">Поле поиска:</text:span> Уже заполнено текущим запросом, возможность редактирования</text:p>
        </text:list-item>
        <text:list-item>
          <text:p text:style-name="P2"><text:span text:style-name="Strong_20_Emphasis">Количество результатов:</text:span> "Найдено X результатов по запросу '[запрос]'"</text:p>
        </text:list-item>
        <text:list-item>
          <text:p text:style-name="P2"><text:span text:style-name="Strong_20_Emphasis">Фильтры:</text:span></text:p>
          <text:list>
            <text:list-item>
              <text:p text:style-name="P2">Выпадающий список "Тип" (Все, Задачи, Проекты, Страницы, Файлы)</text:p>
            </text:list-item>
            <text:list-item>
              <text:p text:style-name="P2">Выпадающий список "Рабочее пространство" (фильтр по workspace)</text:p>
            </text:list-item>
            <text:list-item>
              <text:p text:style-name="P2">Выпадающий список "Проект" (фильтр по проекту)</text:p>
            </text:list-item>
            <text:list-item>
              <text:p text:style-name="P2">Выпадающий список "Дата" (за сегодня, неделю, месяц)</text:p>
            </text:list-item>
          </text:list>
        </text:list-item>
      </text:list>
      <text:h text:style-name="Heading_20_3" text:outline-level="3">2. СЕКЦИЯ РЕЗУЛЬТАТОВ</text:h>
      <text:h text:style-name="Heading_20_4" text:outline-level="4">Общая структура:</text:h>
      <text:p text:style-name="Text_20_body">text</text:p>
      <text:p text:style-name="Preformatted_20_Text">[Заголовок секции] [Количество в секции] [Показать все/Свернуть]</text:p>
      <text:p text:style-name="Preformatted_20_Text">──────────────────────────────────────────────────────────────</text:p>
      <text:p text:style-name="P21">[Список результатов]</text:p>
      <text:h text:style-name="Heading_20_4" text:outline-level="4">A. СЕКЦИЯ "ЗАДАЧИ"</text:h>
      <text:list xml:id="list1829816613" text:style-name="L3">
        <text:list-item>
          <text:p text:style-name="P3"><text:span text:style-name="Strong_20_Emphasis">Заголовок:</text:span> "Задачи" (иконка: ✅)</text:p>
        </text:list-item>
        <text:list-item>
          <text:p text:style-name="P3"><text:span text:style-name="Strong_20_Emphasis">Элемент результата:</text:span></text:p>
          <text:list>
            <text:list-item>
              <text:p text:style-name="P3">Название задачи (выделенные совпадения жирным)</text:p>
            </text:list-item>
            <text:list-item>
              <text:p text:style-name="P3">Путь: Проект → Workspace (кликабельные ссылки)</text:p>
            </text:list-item>
            <text:list-item>
              <text:p text:style-name="P3"><text:soft-page-break/>Описание (если есть совпадения в описании)</text:p>
            </text:list-item>
            <text:list-item>
              <text:p text:style-name="P3">Мета-информация: Статус, приоритет, исполнитель, срок</text:p>
            </text:list-item>
            <text:list-item>
              <text:p text:style-name="P3">Дата последнего изменения</text:p>
            </text:list-item>
          </text:list>
        </text:list-item>
      </text:list>
      <text:h text:style-name="Heading_20_4" text:outline-level="4">B. СЕКЦИЯ "ПРОЕКТЫ"</text:h>
      <text:list xml:id="list1726842281" text:style-name="L4">
        <text:list-item>
          <text:p text:style-name="P4"><text:span text:style-name="Strong_20_Emphasis">Заголовок:</text:span> "Проекты" (иконка: 📊)</text:p>
        </text:list-item>
        <text:list-item>
          <text:p text:style-name="P4"><text:span text:style-name="Strong_20_Emphasis">Элемент результата:</text:span></text:p>
          <text:list>
            <text:list-item>
              <text:p text:style-name="P4">Название проекта (выделенные совпадения жирным)</text:p>
            </text:list-item>
            <text:list-item>
              <text:p text:style-name="P4">Workspace (кликабельная ссылка)</text:p>
            </text:list-item>
            <text:list-item>
              <text:p text:style-name="P4">Описание проекта</text:p>
            </text:list-item>
            <text:list-item>
              <text:p text:style-name="P4">Статистика: количество задач, участников</text:p>
            </text:list-item>
            <text:list-item>
              <text:p text:style-name="P4">Дата последнего изменения</text:p>
            </text:list-item>
          </text:list>
        </text:list-item>
      </text:list>
      <text:h text:style-name="Heading_20_4" text:outline-level="4">C. СЕКЦИЯ "СТРАНИЦЫ"</text:h>
      <text:list xml:id="list577978467" text:style-name="L5">
        <text:list-item>
          <text:p text:style-name="P5"><text:span text:style-name="Strong_20_Emphasis">Заголовок:</text:span> "Страницы" (иконка: 📄)</text:p>
        </text:list-item>
        <text:list-item>
          <text:p text:style-name="P5"><text:span text:style-name="Strong_20_Emphasis">Элемент результата:</text:span></text:p>
          <text:list>
            <text:list-item>
              <text:p text:style-name="P5">Название страницы (выделенные совпадения жирным)</text:p>
            </text:list-item>
            <text:list-item>
              <text:p text:style-name="P5">Путь: Проект → Workspace (кликабельные ссылки)</text:p>
            </text:list-item>
            <text:list-item>
              <text:p text:style-name="P5">Фрагмент текста с подсвеченными совпадениями</text:p>
            </text:list-item>
            <text:list-item>
              <text:p text:style-name="P5">Дата последнего изменения</text:p>
            </text:list-item>
            <text:list-item>
              <text:p text:style-name="P5">Автор последнего изменения</text:p>
            </text:list-item>
          </text:list>
        </text:list-item>
      </text:list>
      <text:h text:style-name="Heading_20_4" text:outline-level="4">D. СЕКЦИЯ "ФАЙЛЫ"</text:h>
      <text:list xml:id="list3676076812" text:style-name="L6">
        <text:list-item>
          <text:p text:style-name="P6"><text:span text:style-name="Strong_20_Emphasis">Заголовок:</text:span> "Файлы" (иконка: 📁)</text:p>
        </text:list-item>
        <text:list-item>
          <text:p text:style-name="P6"><text:span text:style-name="Strong_20_Emphasis">Элемент результата:</text:span></text:p>
          <text:list>
            <text:list-item>
              <text:p text:style-name="P6">Иконка типа файла</text:p>
            </text:list-item>
            <text:list-item>
              <text:p text:style-name="P6">Название файла (выделенные совпадения жирным)</text:p>
            </text:list-item>
            <text:list-item>
              <text:p text:style-name="P6">Путь: Проект → Workspace (кликабельные ссылки)</text:p>
            </text:list-item>
            <text:list-item>
              <text:p text:style-name="P6">Информация: размер, тип, дата загрузки</text:p>
            </text:list-item>
            <text:list-item>
              <text:p text:style-name="P6">Автор загрузки</text:p>
            </text:list-item>
          </text:list>
        </text:list-item>
      </text:list>
      <text:h text:style-name="Heading_20_3" text:outline-level="3">3. ПАНЕЛЬ ПУСТОГО РЕЗУЛЬТАТА</text:h>
      <text:list xml:id="list1589828417" text:style-name="L7">
        <text:list-item>
          <text:p text:style-name="P7"><text:span text:style-name="Strong_20_Emphasis">Иллюстрация:</text:span> Иконка поиска с вопросительным знаком</text:p>
        </text:list-item>
        <text:list-item>
          <text:p text:style-name="P7"><text:span text:style-name="Strong_20_Emphasis">Заголовок:</text:span> "По запросу '[запрос]' ничего не найдено"</text:p>
        </text:list-item>
        <text:list-item>
          <text:p text:style-name="P7"><text:span text:style-name="Strong_20_Emphasis">Подсказки:</text:span></text:p>
          <text:list>
            <text:list-item>
              <text:p text:style-name="P7"><text:soft-page-break/>Убедитесь, что все слова написаны правильно</text:p>
            </text:list-item>
            <text:list-item>
              <text:p text:style-name="P7">Попробуйте использовать другие ключевые слова</text:p>
            </text:list-item>
            <text:list-item>
              <text:p text:style-name="P7">Попробуйте более общие ключевые слова</text:p>
            </text:list-item>
          </text:list>
        </text:list-item>
        <text:list-item>
          <text:p text:style-name="P7"><text:span text:style-name="Strong_20_Emphasis">Быстрые действия:</text:span> Ссылки на недавние проекты/задачи</text:p>
        </text:list-item>
      </text:list>
      <text:h text:style-name="Heading_20_3" text:outline-level="3">4. ПАНЕЛЬ ПОДСКАЗОК ПРИ ВВОДЕ</text:h>
      <text:list xml:id="list435250640" text:style-name="L8">
        <text:list-item>
          <text:p text:style-name="P8"><text:span text:style-name="Strong_20_Emphasis">Отображается:</text:span> При вводе в поле поиска до нажатия Enter</text:p>
        </text:list-item>
        <text:list-item>
          <text:p text:style-name="P8"><text:span text:style-name="Strong_20_Emphasis">Содержание:</text:span></text:p>
          <text:list>
            <text:list-item>
              <text:p text:style-name="P8">Недавние поисковые запросы</text:p>
            </text:list-item>
            <text:list-item>
              <text:p text:style-name="P8">Популярные теги</text:p>
            </text:list-item>
            <text:list-item>
              <text:p text:style-name="P8">Быстрый переход к недавним проектам/задачам</text:p>
            </text:list-item>
          </text:list>
        </text:list-item>
      </text:list>
      <text:p text:style-name="Horizontal_20_Line"/>
      <text:h text:style-name="Heading_20_2" text:outline-level="2">ИНТЕРАКТИВНОСТЬ И АНИМАЦИИ</text:h>
      <text:h text:style-name="Heading_20_3" text:outline-level="3">ВЗАИМОДЕЙСТВИЕ С РЕЗУЛЬТАТАМИ</text:h>
      <text:list xml:id="list1231038690" text:style-name="L9">
        <text:list-item>
          <text:p text:style-name="P9"><text:span text:style-name="Strong_20_Emphasis">Ховер-эффект:</text:span> Подсветка фона при наведении на результат</text:p>
        </text:list-item>
        <text:list-item>
          <text:p text:style-name="P9"><text:span text:style-name="Strong_20_Emphasis">Клик:</text:span> Переход к соответствующему элементу (задаче, проекту и т.д.)</text:p>
        </text:list-item>
        <text:list-item>
          <text:p text:style-name="P9"><text:span text:style-name="Strong_20_Emphasis">Контекстное меню:</text:span> Дополнительные действия (иконка "⋮" в каждом результате)</text:p>
        </text:list-item>
      </text:list>
      <text:h text:style-name="Heading_20_3" text:outline-level="3">ДИНАМИЧЕСКАЯ ПОДГРУЗКА</text:h>
      <text:list xml:id="list3216057880" text:style-name="L10">
        <text:list-item>
          <text:p text:style-name="P10"><text:span text:style-name="Strong_20_Emphasis">Бесконечная прокрутка:</text:span> Подгрузка результатов при скролле</text:p>
        </text:list-item>
        <text:list-item>
          <text:p text:style-name="P10"><text:span text:style-name="Strong_20_Emphasis">Скелетоны:</text:span> Анимированные placeholder'ы во время загрузки</text:p>
        </text:list-item>
        <text:list-item>
          <text:p text:style-name="P10"><text:span text:style-name="Strong_20_Emphasis">Индикатор загрузки:</text:span> Спиннер при подгрузке дополнительных результатов</text:p>
        </text:list-item>
      </text:list>
      <text:h text:style-name="Heading_20_3" text:outline-level="3">АНИМАЦИИ</text:h>
      <text:list xml:id="list1620753052" text:style-name="L11">
        <text:list-item>
          <text:p text:style-name="P11"><text:span text:style-name="Strong_20_Emphasis">Появление результатов:</text:span> Постепенное появление с fade-in анимацией</text:p>
        </text:list-item>
        <text:list-item>
          <text:p text:style-name="P11"><text:span text:style-name="Strong_20_Emphasis">Фильтрация:</text:span> Плавное скрытие/появление результатов при изменении фильтров</text:p>
        </text:list-item>
        <text:list-item>
          <text:p text:style-name="P11"><text:span text:style-name="Strong_20_Emphasis">Обновление:</text:span> Плавное обновление счетчиков результатов</text:p>
        </text:list-item>
      </text:list>
      <text:p text:style-name="Horizontal_20_Line"/>
      <text:h text:style-name="Heading_20_2" text:outline-level="2">АДАПТИВНЫЙ ДИЗАЙН</text:h>
      <text:h text:style-name="Heading_20_3" text:outline-level="3">DESKTOP (&gt;1024px)</text:h>
      <text:list xml:id="list535461585" text:style-name="L12">
        <text:list-item>
          <text:p text:style-name="P12">Фильтры расположены в левой боковой панели</text:p>
        </text:list-item>
        <text:list-item>
          <text:p text:style-name="P12">Основная область занимает 70-80% ширины</text:p>
        </text:list-item>
        <text:list-item>
          <text:p text:style-name="P12"><text:soft-page-break/>Отображение 4 секций одновременно с возможностью свернуть/развернуть</text:p>
        </text:list-item>
      </text:list>
      <text:h text:style-name="Heading_20_3" text:outline-level="3">TABLET (768px - 1024px)</text:h>
      <text:list xml:id="list2140000626" text:style-name="L13">
        <text:list-item>
          <text:p text:style-name="P13">Фильтры скрыты в выдвижной панели</text:p>
        </text:list-item>
        <text:list-item>
          <text:p text:style-name="P13">Секции отображаются последовательно</text:p>
        </text:list-item>
        <text:list-item>
          <text:p text:style-name="P13">Упрощенные карточки результатов (меньше мета-информации)</text:p>
        </text:list-item>
      </text:list>
      <text:h text:style-name="Heading_20_3" text:outline-level="3">MOBILE (320px - 768px)</text:h>
      <text:list xml:id="list2533416173" text:style-name="L14">
        <text:list-item>
          <text:p text:style-name="P14">Полноэкранный поиск</text:p>
        </text:list-item>
        <text:list-item>
          <text:p text:style-name="P14">Фильтры в выпадающих меню под строкой поиска</text:p>
        </text:list-item>
        <text:list-item>
          <text:p text:style-name="P14">Секции в виде аккордеона (только одна открыта одновременно)</text:p>
        </text:list-item>
        <text:list-item>
          <text:p text:style-name="P14">Сильно упрощенные карточки результатов</text:p>
        </text:list-item>
      </text:list>
      <text:p text:style-name="Horizontal_20_Line"/>
      <text:h text:style-name="Heading_20_2" text:outline-level="2">ТЕМНАЯ ТЕМА</text:h>
      <text:h text:style-name="Heading_20_3" text:outline-level="3">ОСОБЕННОСТИ</text:h>
      <text:list xml:id="list2969333461" text:style-name="L15">
        <text:list-item>
          <text:p text:style-name="P15">Подсветка совпадений: ярко-желтый цвет (#FBBF24) для контраста на темном фоне</text:p>
        </text:list-item>
        <text:list-item>
          <text:p text:style-name="P15">Фон результатов: #1F2937 с легкой подсветкой при наведении</text:p>
        </text:list-item>
        <text:list-item>
          <text:p text:style-name="P15">Границы между элементами: #374151</text:p>
        </text:list-item>
      </text:list>
      <text:p text:style-name="Horizontal_20_Line"/>
      <text:h text:style-name="Heading_20_2" text:outline-level="2">ДОПОЛНИТЕЛЬНЫЕ ЭЛЕМЕНТЫ</text:h>
      <text:h text:style-name="Heading_20_3" text:outline-level="3">РАСШИРЕННЫЙ ПОИСК</text:h>
      <text:list xml:id="list1385671947" text:style-name="L16">
        <text:list-item>
          <text:p text:style-name="P16"><text:span text:style-name="Strong_20_Emphasis">Синтаксис поиска:</text:span> Поддержка специальных операторов:</text:p>
          <text:list>
            <text:list-item>
              <text:p text:style-name="P16"><text:span text:style-name="Source_20_Text">tag:важный</text:span> - поиск по тегам</text:p>
            </text:list-item>
            <text:list-item>
              <text:p text:style-name="P16"><text:span text:style-name="Source_20_Text">project:маркетинг</text:span> - поиск в конкретном проекте</text:p>
            </text:list-item>
            <text:list-item>
              <text:p text:style-name="P16"><text:span text:style-name="Source_20_Text">status:выполнено</text:span> - поиск по статусу</text:p>
            </text:list-item>
          </text:list>
        </text:list-item>
        <text:list-item>
          <text:p text:style-name="P16"><text:span text:style-name="Strong_20_Emphasis">Подсказки:</text:span> Всплывающие подсказки о синтаксисе при вводе</text:p>
        </text:list-item>
      </text:list>
      <text:h text:style-name="Heading_20_3" text:outline-level="3">СОХРАНЕНИЕ ПОИСКА</text:h>
      <text:list xml:id="list143825112" text:style-name="L17">
        <text:list-item>
          <text:p text:style-name="P17">Кнопка "Сохранить поиск" для часто используемых запросов</text:p>
        </text:list-item>
        <text:list-item>
          <text:p text:style-name="P17">Отображение сохраненных поисков в боковой панели</text:p>
        </text:list-item>
      </text:list>
      <text:h text:style-name="Heading_20_3" text:outline-level="3">ЭКСПОРТ РЕЗУЛЬТАТОВ</text:h>
      <text:list xml:id="list3348548178" text:style-name="L18">
        <text:list-item>
          <text:p text:style-name="P18">Кнопка "Экспорт результатов" (в формате CSV, JSON)</text:p>
        </text:list-item>
        <text:list-item>
          <text:p text:style-name="P18"><text:soft-page-break/>Выбор полей для экспорта</text:p>
        </text:list-item>
      </text:list>
      <text:h text:style-name="Heading_20_3" text:outline-level="3">ИСТОРИЯ ПОИСКА</text:h>
      <text:list xml:id="list2499660303" text:style-name="L19">
        <text:list-item>
          <text:p text:style-name="P19">Раздел "Недавние поисковые запросы"</text:p>
        </text:list-item>
        <text:list-item>
          <text:p text:style-name="P19">Возможность очистить историю поиска</text:p>
        </text:list-item>
      </text:list>
      <text:h text:style-name="Heading_20_3" text:outline-level="3">КЛАВИАТУРНЫЕ СОКРАЩЕНИЯ</text:h>
      <text:list xml:id="list1678694346" text:style-name="L20">
        <text:list-item>
          <text:p text:style-name="P20">Ctrl+F / Cmd+F: Фокус на поле поиска</text:p>
        </text:list-item>
        <text:list-item>
          <text:p text:style-name="P20">Стрелки вверх/вниз: Навигация по результатам</text:p>
        </text:list-item>
        <text:list-item>
          <text:p text:style-name="P20">Enter: Переход к выбранному результату</text:p>
        </text:list-item>
        <text:list-item>
          <text:p text:style-name="P20">Esc: Очистка поиска или закрытие результато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9-06T10:05:19.671876882</meta:creation-date>
    <dc:date>2025-09-06T10:06:29.190546991</dc:date>
    <meta:editing-duration>PT1M10S</meta:editing-duration>
    <meta:editing-cycles>1</meta:editing-cycles>
    <meta:document-statistic meta:table-count="0" meta:image-count="0" meta:object-count="0" meta:page-count="5" meta:paragraph-count="120" meta:word-count="631" meta:character-count="4559" meta:non-whitespace-character-count="4136"/>
    <meta:generator>LibreOffice/6.0.7.3$Linux_x86 LibreOffice_project/00m0$Build-3</meta:generator>
  </office:meta>
</office:document-meta>
</file>